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17.0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style:min-row-height="0.928cm" fo:keep-together="auto"/>
    </style:style>
    <style:style style:name="Table2" style:family="table">
      <style:table-properties style:width="16.896cm" fo:margin-left="0.116cm" fo:margin-top="0cm" fo:margin-bottom="0cm" table:align="left" style:writing-mode="lr-tb"/>
    </style:style>
    <style:style style:name="Table2.A" style:family="table-column">
      <style:table-column-properties style:column-width="16.8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907cm" fo:margin-left="0.116cm" fo:margin-top="0cm" fo:margin-bottom="0cm" table:align="left" style:writing-mode="lr-tb"/>
    </style:style>
    <style:style style:name="Table3.A" style:family="table-column">
      <style:table-column-properties style:column-width="16.9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1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92198"/>
    </style:style>
    <style:style style:name="P2" style:family="paragraph" style:parent-style-name="Standard">
      <style:text-properties officeooo:paragraph-rsid="00192198"/>
    </style:style>
    <style:style style:name="P3" style:family="paragraph" style:parent-style-name="Table_20_Contents">
      <style:text-properties fo:font-size="2pt" officeooo:rsid="00081936" officeooo:paragraph-rsid="00192198" style:font-size-asian="2pt" style:font-size-complex="2pt"/>
    </style:style>
    <style:style style:name="P4" style:family="paragraph" style:parent-style-name="Table_20_Contents">
      <style:text-properties fo:font-size="2pt" officeooo:paragraph-rsid="00192198" style:font-size-asian="2pt" style:font-size-complex="2pt"/>
    </style:style>
    <style:style style:name="P5" style:family="paragraph" style:parent-style-name="Table_20_Contents">
      <style:text-properties officeooo:paragraph-rsid="00192198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paragraph-rsid="00192198"/>
    </style:style>
    <style:style style:name="P7" style:family="paragraph" style:parent-style-name="Standard">
      <style:text-properties fo:font-weight="bold" officeooo:paragraph-rsid="00192198" style:font-weight-asian="bold" style:font-weight-complex="bold"/>
    </style:style>
    <style:style style:name="P8" style:family="paragraph" style:parent-style-name="Table_20_Contents">
      <style:text-properties fo:font-weight="bold" officeooo:paragraph-rsid="00192198" style:font-weight-asian="bold" style:font-weight-complex="bold"/>
    </style:style>
    <style:style style:name="T1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none" fo:font-weight="bold" officeooo:rsid="00192198" style:font-size-asian="15pt" style:font-weight-asian="bold" style:font-size-complex="15pt" style:font-weight-complex="bold"/>
    </style:style>
    <style:style style:name="T3" style:family="text">
      <style:text-properties fo:font-size="15pt" style:text-underline-style="none" fo:font-weight="bold" officeooo:rsid="001950c8" style:font-size-asian="15pt" style:font-weight-asian="bold" style:font-size-complex="15pt" style:font-weight-complex="bold"/>
    </style:style>
    <style:style style:name="T4" style:family="text">
      <style:text-properties officeooo:rsid="00049a86"/>
    </style:style>
    <style:style style:name="T5" style:family="text">
      <style:text-properties officeooo:rsid="00081936"/>
    </style:style>
    <style:style style:name="T6" style:family="text">
      <style:text-properties officeooo:rsid="0009d771"/>
    </style:style>
    <style:style style:name="T7" style:family="text">
      <style:text-properties officeooo:rsid="000a8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IDBMS </text:span><text:span text:style-name="T1">Lab </text:span><text:span text:style-name="T3">7</text:span></text:p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bookmark text:name="LC63"/>1) <text:s/>Write one or more triggers to maintain symmetry in friend relationships. Specifically, if (A,B) is deleted from Friend, then (B,A) <text:span text:style-name="T4">and (A,B) </text:span>should be deleted <text:span text:style-name="T4">from Friend_1</text:span>. If (A,B) is inserted into Friend then (B,A) <text:span text:style-name="T4">and (A,B)</text:span> should be inserted to <text:span text:style-name="T4">Friend_1</text:span>. Don't worry about updates to the Friend table. <text:s/><text:span text:style-name="T5">Now, check the following things a) insert the following touple (100,200) in Friend to check the insert trigger and verify the result from Friend_1 table. b) deleting(1304,1934) from Friend to test the delete trigger and verify the result from Friend_1 table.</text:span></text:p>
          </table:table-cell>
        </table:table-row>
        <table:table-row table:style-name="Table1.2">
          <table:table-cell table:style-name="Table1.A1" office:value-type="string">
            <text:p text:style-name="P3"><text:bookmark text:name="LC64"/>ins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bookmark text:name="LC29"/></text:p>
          </table:table-cell>
        </table:table-row>
        <table:table-row table:style-name="Table2.1">
          <table:table-cell table:style-name="Table2.A1" office:value-type="string">
            <text:p text:style-name="P5"><text:bookmark text:name="LC30"/>2) Write one or more triggers to manage the grade attribute of new Highschoolers. If the inserted tuple has a value less than 9 or greater than 12, <text:span text:style-name="T6">Insert the row in Highschooler_1 having grade as NULL</text:span>. On the other hand, if the inserted tuple <text:span text:style-name="T6">in Highschooler </text:span>has a null value for grade, <text:span text:style-name="T6">insert the same row in Highschoolar_1 having grade 9</text:span>. </text:p>
            <text:p text:style-name="P8"/>
          </table:table-cell>
        </table:table-row>
      </table:table>
      <text:p text:style-name="P7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bookmark text:name="LC94"/>3) Write a trigger that automatically deletes students <text:span text:style-name="T7">from Highschooler_1 </text:span>when they graduate, i.e., when their grade is updated to exceed 12 <text:span text:style-name="T7">in Highschooler</text:span>. </text:p>
          </table:table-cell>
        </table:table-row>
      </table:table>
      <text:p text:style-name="P7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bookmark text:name="LC117"/>4) Write a trigger that automatically deletes students <text:span text:style-name="T7">from Highschooler_1 </text:span>when they graduate, i.e., when their grade is updated to exceed 12 <text:s/>(same as Question 4). In addition, write a trigger so when a student <text:span text:style-name="T7">of Highschooler </text:span>is moved ahead one grade , then <text:span text:style-name="T7">update grade by one in Highschooler_1 of same student so </text:span>all of his or her friends <text:s/>. </text:p>
          </table:table-cell>
        </table:table-row>
      </table:table>
      <text:p text:style-name="P2"/>
      <text:p text:style-name="P7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1:30:05.908450300</meta:creation-date>
    <dc:date>2019-10-21T08:05:38.529033285</dc:date>
    <meta:editing-duration>PT2M10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1" meta:paragraph-count="6" meta:word-count="243" meta:character-count="1431" meta:non-whitespace-character-count="1187"/>
  </office:meta>
</office:document-meta>
</file>